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vázlata, vagy valami hasonló</text:h>
      <text:p text:style-name="Standard">A LanView2 a PostgreSQL adatbáziskezelőt használja. Az adatbázis-kezelő használatbavételekor jó ötletnek tűnt kihasználni az öröklődés lehetőségét. Ez szándékom szerint elegánsabbá tett néhány dolgot, de több problémát is felvetett. Sajnos a PostgreSQL fejlesztői az öröklődéssel elég slampos munkát végeztek, szebben fogalmazva ez az okosság nem lett befejezve (a 9-es verziónál sem döntöttek úgy, hogy rendbe rakják). Ennek ellenére úgy vélem, most már emiatt kár lenne újratervezni az egészet.</text:p>
      <text:p text:style-name="Standard">Általában minden tábla (ahol ennek van értelme) tartalmaz egy ID (elsődleges kulcs, ez mindig van), egy egyedi név, és egy <text:s/>megjegyzés vagy leírás mezőt.</text:p>
      <text:h text:style-name="Heading_20_2" text:outline-level="2">Mi az amit a LanView2 mint nyilvántartó rendszer kezel a nyilvántartott objektumok, ill. adattáblák oldaláról. </text:h>
      <text:h text:style-name="Heading_20_3" text:outline-level="3">Helyek, helyiségek (places)</text:h>
      <text:p text:style-name="Standard">Fizikai helyeket épületeket, helyiségeket reprezentál. Gyakorlatilag egy fa szerkezetet definiál. Egy helyiséghez tartozhat egy térkép, és/vagy egy koordináta sorozat, ami definiálja a pozícióját (valamelyik) szülőhöz hozzárendelt térképen.</text:p>
      <text:h text:style-name="Heading_20_3" text:outline-level="3">Eszközök (patchs, hubs, nodes, hosts, snmpdevices)</text:h>
      <text:p text:style-name="Standard">Az eszközök összesen 5 csoportba lettek osztva, ezek az adatbázisban öröklési viszonyban állnak egymással. </text:p>
      <text:p text:style-name="Standard">A legegyszerűbb elem a patch panel vagy fali csatlakozó. Ebből öröklődik a HUB, ez az eszköz annak érdekében lett bevezetve, hogy valahogyan kezelni lehessen a busz topológiába kötött eszközöket. </text:p>
      <text:p text:style-name="Standard">A nodes szintén a patchs-ból öröklődik. A passzív elemeket jelöli. Igazándiból ezt az elemet csak az IndAlarm használja, de lehet, hogy később a LanView szempontjából is lesz szerepe. Két dologban különbözik a patch-tól: van státusa (a status értékeket a nagios-ból kölcsönöztem, kiegészítve egy két állapottal), egy üzenet mező a riasztásokhoz, és része egy (kitüntetett) passzív port is (nem csak a patchs-ból öröklődik, hanem az nports-ból is, l. a portokat később).</text:p>
      <text:p text:style-name="Standard">Vitathatatlan, hogy egy kitüntetett port hozzáadása az eszközhöz (így van ez a hosts, és snmpdevices esetén is), szokatlan, és esetenként problémákat is okozó megközelítés, de eddig úgy tűnik kevesebb bajt okoz, mint amennyit más esetben egyszerűsít.</text:p>
      <text:p text:style-name="Standard">A hosts aktív hálózati eszközöket reprezentál. A nodes-ból öröklődik, és egy másik port típusból (címmel rendelkező aktív hálózati port)</text:p>
      <text:p text:style-name="Standard">A legbővebb elem pedig az snmpdevices, ami egy olyan host, ami SNMP-vel lekérdezhető, és a tábla ehhez tartalmaz néhány plusz információt.</text:p>
      <text:h text:style-name="Heading_20_2" text:outline-level="2">Portok (pports, nports, interafces, iface_addrs)</text:h>
      <text:p text:style-name="Standard">Az ős itt nports, a passív port. Ennek elvileg van egy távoli kulcsa a nodes-ra vagy valamelyik leszármazottjára. Mivel ezt a kapcsolatot a postgresql nem támogatja, így ez trigger függvényekkel lett megoldva. Mindegyik porthoz tartozik egy port típus leíró (iftypes tábla) egy sorszám mező, ami az nports esetén opcionális (nem egyedi, lehet NULL), és egy deleted mező, mivel a relációk miatt problémás lehet egy rekord fizikai törlése.</text:p>
      <text:p text:style-name="Standard">A pports a patch-panelek és falicsatlakozók portjait reprezentálja, az nports-ból öröklődik. Itt a sorszám mező egyedi és kötelező, valamint a helyet kaptak a megosztásokra vonatkozó információk. (Sajnos a főiskolán nagyon sok helyen kényszerültem a kábelek megosztására, és szinte az összes lehetséges módszer alkalmazva van.)</text:p>
      <text:p text:style-name="Standard">Az interfaces az aktív, de IP címmel nem rendelkező portokat reprezentálja. Van állapotuk, és nem kötelező fizikai címük (MAC). További információt tartalmaznak dualface portok, és TRUNK-ök <text:soft-page-break/>leírására.</text:p>
      <text:p text:style-name="Standard">Az iface_addrs IP címmel rendelkező interfész (az interfaces-ből és az ipaddresses-ből öröklődik.</text:p>
      <text:p text:style-name="Standard">Az ipaddresses a „kötelező” mezőkön kívül az IP címet, annak típusát (fixIP, dynamic...) valamint egy távoli kulcsot a subnets táblára tartalmaz...</text:p>
      <text:p text:style-name="Standard">A port állapot infókat egy daemon kérdezi le. Ebből jelenleg az SNMP -vel dolgozó daemon van meg. Ezt még ki kell egészíteni, hogy a forgalmi adatokat is lekérdezze (ez nem tart semeddig), de persze kezdeni is kell velük valamit, ill. ennél fontosabb, meg kell tudni jeleníteni is. Továbbá más metódussal is lekérdezhetőek ezek az adatok, mert nem minden aktív eszköz támogatja az SNMP-t, ebből is csak az elképzelés van meg.</text:p>
      <text:h text:style-name="Heading_20_3" text:outline-level="3">VLAN-ok szubnetek</text:h>
      <text:p text:style-name="Standard">A vlans táblában az ID a 802.11q ID-vel azonos (álltalában az ID az serial, az öröklődéseknél egy kis trigger függvény rásegítéssel).</text:p>
      <text:p text:style-name="Standard">A subnets is egy triviális tábla, egy távoli kulccsal a vlans-ra, valamint egy típus mezővel.</text:p>
      <text:p text:style-name="Standard">Az adatgyűjtéshez kapcsolódva van egy vlan_ports táblánk. A menedzselhető swithc-ek VLAN kiosztása lekérdezhető, és feltölthető a tábla. A lekérdező program megírása nem túl bonyolult. A régi rendszerben megvalósított táblázatos megjelenítése a VLAN kiosztásnak szintén nem nagy kihívás (csak idő). A régi rendszerben az igen hasznos, általam VLAN térképnek nevezett funkciót hogyan valósítom meg, arról nincs elképzelésem, de ennek megoldása még nincs napirenden.</text:p>
      <text:h text:style-name="Heading_20_3" text:outline-level="3">mactab</text:h>
      <text:p text:style-name="Standard">Egyes eszközöknél lekérdezhető, mely portjaikon milyen MAC című eszközt „látnak” (tipikusan a switch-ek). Ebből lehet tudni, milyen gépek (pontosabban milyen MAC-ü) eszközök vannak a hálózaton, és azok a logikai topológia szerint hol találhatóak. Sok eszköz és sok végpont esetén igen-igen hasznos dolog. Ha ez a funkció majd napirendre kerül, akkor lesz egy log tábla is, amiben a változások kerülnek. (csak egy táblát, meg egy RULE-t kell megcsinálni).</text:p>
      <text:h text:style-name="Heading_20_3" text:outline-level="3">arps</text:h>
      <text:p text:style-name="Standard">Megint jó pár eszköznek lekérdezhető az ARP táblája. A fenti adatokhoz szolgáltat IP címeket, ill. a DNS szolgáltatáson keresztül neveket.</text:p>
      <text:h text:style-name="Heading_20_3" text:outline-level="3">Linkek</text:h>
      <text:p text:style-name="Text_20_body">Na ez egy elég macerás rész. Háromféle megközelítés van:</text:p>
      <text:p text:style-name="Text_20_body">Fizikai linkek: ez tisztán nyilvántartás, be kell rögzíteni és kész. Kell hozzá egy jó GUI. Itt minden rekord egy patch kábelt reprezentál, ill. a patch panelek/fali csatlakozók hátlapi üsszeköttetéeit.</text:p>
      <text:p text:style-name="Text_20_body">Logikai linkek: ez kisakkozható a fizikai linkekből. A fizikai linkek változásakor/berögzítésekor a trigger függvények aktualizálják. Ez megvan, meglepődnék ha hibátlan lenne, de látszólag működik, csak tesztelni kell.</text:p>
      <text:p text:style-name="Text_20_body">LLDP: Az általam menedzselt switch-ek (procurve) LLDP protokollal feltérképezik a logikai topológiát, ill. annak egy részét. Az LLDP-t ismeri a Linux is, ill. van egy hasonló protokoll a cisco eszközöknél is. Lehetőséget nyújt kideríteni a fizikai topológia rögzítésénél ejtett, vagy a változások miatt keletkezett hibák kiderítését. Ebből még nincs semmi, ill. megnéztem hogy lehet lekérdezni. Nem egy nagy kihívás, de saját magát nem írja meg.</text:p>
      <text:h text:style-name="Heading_20_2" text:outline-level="2">Szolgáltatások</text:h>
      <text:p text:style-name="Text_20_body">Minden amit ellenőrizni kell, ami csinál valamit, vagy egyáltalán állapota van, annak a megvalósítása, kezelése szolgáltatásként van leírva. (services tábla)</text:p>
      <text:p text:style-name="Text_20_body">Ahhoz, hogy erről használható leírást adjak, egy kicsit össze kéne szedni magam, és nem <text:soft-page-break/>utolsósorban hosszabb időt kéne rászánnom, ami pedig nem igen van. Igy csak nagyon nagyon vázlatosan.</text:p>
      <text:p text:style-name="Text_20_body">A szolgáltatások egyszerű esetben egy szolgáltatást definiálnak, ill annak ellenőrzési módját nagyjából ugyan úgy mint a nagios-ban (ismerősek lesznek a mező nevek is). És lehet csak logikailag valamilyen ellenőrzési előírás, amolyan paraméter tábla egy felsőbb szintű „szolgáltatáshoz”.</text:p>
      <text:p text:style-name="Text_20_body">A szolgáltatásokat hozzárendelhetjük host-okhoz, de ezen belül a host portjához is, ami egy másik adattábla jó pár egyébb tulajdonsággal, és a státusz információkkal (host_services tábla).</text:p>
      <text:p text:style-name="Text_20_body">Egy egyszerű példa (ami meg is van valósítva, bár nem végleges):</text:p>
      <text:p text:style-name="Text_20_body">Van egy fő daemon, ami a lekérdező daemon-okat, és ellenőrző parancsokat indítja (Jelenleg van egy ilyen daemon, de nagyon minimalista, és semmi másra nem képes, mint az eddig meglévő 3 daemont el tudja indítani, amúgy ez lenne az ütemező, de ez sajnos még nem az). Ez az egy daemon amit a szerveren (az egyik szerveren, mert a rendszer lehet elosztott is) szolgáltatáskánt el kell indítani. Ő a rendkívül fantáziadús lv2d nevet kapta.</text:p>
      <text:p text:style-name="Text_20_body">Az lv2d az egy szolgáltatás, van hozzá egy services rekord, és hozzá van rendelve legalább egy host -hoz (hosts, vagy snmpdevices rekord), ami egy host-services rekord.</text:p>
      <text:p text:style-name="Text_20_body">A host_services fa struktúrába vannak rendezve több szempontjából is. Ez szempontonként nem egy fa struktúrát jelent, hanem több fát és független elemek összességét.</text:p>
      <text:p text:style-name="Text_20_body">A host_services rekordnak a superior_service_id egy opcionális távoli kulcs egy másik host_services rekordra, mégpedig arra a konkrét szolgáltatásra, amitől ő függőségben van.</text:p>
      <text:p text:style-name="Text_20_body">Tehát az lv2d megkeresi a saját rekordját (tudja a szolgáltatás nevét, és ki tudja találni hogy hol fut) és megkeresi azokat a host_services rekordokat, amik tőle függenek, és ugyanehhez a host-hoz vannak rendelve.</text:p>
      <text:p text:style-name="Text_20_body">Legyen ez a két szolgáltatás az import, és az portstat. Ekkor al lv2d ezt a két daemont elindítja, ellenőrzi a futásukat, és beállítja ill. frissíti az állapotukat az adatbázisban.</text:p>
      <text:p text:style-name="Text_20_body">Az import lehetővé teszi adatoknak az adatbázisba importálását a sajnos igen hiányos djangoban megírt adminisztrátori felületről. Ha kap egy „notfy”-t az adatbázistól, akkor az imports táblában megadott szöveget feldolgozza, az eredményt kiírja az adatbázisba, majd kilép, ill. az lv2d újra indítja.</text:p>
      <text:p text:style-name="Text_20_body">Az portstat ugyanazzal kezdi, mint az lv2d, kikeresi a saját host_services rekordját, és begyűjti azokat a host_services rekordokat, amik tőle függnek. Ezek közül jelenleg csak a „portstat.snmp” szolgáltatással tud kezdeni valamit. És lekérdezi a megadott eszköz portjainak az állapotát mégpedig SNMP-vel. Kiírja a port státuszokat, aktualizálja a megfelelő „portstat.snmp” szolgáltatás állapotát is. Ha nem tudta lekérdezni az eszközt, beállítja az pl. „unreachable” állapotot. Ezzel nincs vége, mert lehetnek ettől is függő szolgáltatások, jelenleg itt is csak egy lehetőség van az rlinkstat. Ha van ilyen föggő szolgáltatás, akkor ennek a státusa beállításra kerül a port állapot alapján. És ha a host_services-ben be van állítva a „delegate_host_state, akkor ezt az állapotot örökli a host is. Igy a hoszt állapotában megjelenik, hogy link-ben van-e az ethernet kártyája. Ez pedig jelenlét érzékelésre jó.</text:p>
      <text:p text:style-name="Text_20_body">Az hogy a státus beállítása milyen logokat, ill. riasztásokat eredményez, azt jelenleg az adatbázis logika elintézi. Van rá esély, hogy ez nem végleges, de működik. Szintén nem ártana tesztelni.</text:p>
      <text:p text:style-name="Text_20_body">Az adatbázisba betolni egy nagios konfigot majdnem triviális. A status kezelés többé kevésbé megvan. Az ütemezés már nem olyan egyszerű, de nem megoldhatatlan.</text:p>
      <text:p text:style-name="Text_20_body">Van még a forgalmi grafikonos rajzolgatása. Az snmp eszközöknél az portstat ezt le tudja kérdezni, csak annyi a teendő, hogy betoljuk egy RRD fájlba, esetleg ellenőrizzük az értékeket, és ez alapján is lehet riasztásokat generálni. A munin node protokollja nem egy ördöngösség, így a nem SNMP <text:soft-page-break/>eszközök lekérdezése is megoldható a muni-node -dan. A megjelenítés már egy nagyobb falat, de az sem egy nagy kihívás (rrdtools), inkább csak web vagy GUI fejlesztési rutin (az nekem nincs) kell hozzá, és nem utolsó sorban idő és szándék, rutin nélkül pedig több idő, és erősebb szándék.</text:p>
      <text:p text:style-name="Text_20_body"/>
      <text:p text:style-name="Text_20_body">Akkor most itt ezt abbahagyom, nem azért mert ezzel kész vagyok, de bő másfél órája vége a munkaidőmn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2T09:04:32</meta:creation-date>
    <dc:date>2011-12-02T15:06:02</dc:date>
    <dc:creator>Csiki Ferenc</dc:creator>
    <meta:editing-duration>PT4H12M19S</meta:editing-duration>
    <meta:editing-cycles>2</meta:editing-cycles>
    <meta:generator>LibreOffice/3.4$Unix LibreOffice_project/340m1$Build-402</meta:generator>
    <meta:document-statistic meta:table-count="0" meta:image-count="0" meta:object-count="0" meta:page-count="4" meta:paragraph-count="51" meta:word-count="1564" meta:character-count="10810" meta:non-whitespace-character-count="9293"/>
  </office:meta>
</office:document-meta>
</file>